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ValidateTest_file.test_for_file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SONValidateTest_file.test_for_fileRe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ONValidateTest_file.test_for_fi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